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Going Reactive With Akk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n introduction to actor based development</text:p>
            <text:p/>
            <text:p>Fawad Halim</text:p>
            <text:p><text:a xlink:href="mailto:fawad@fawad.net" xlink:type="simple">fawad@fawad.net</text:a></text:p>
            <text:p>@fawa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active Applications</text:p>
          </draw:text-box>
        </draw:frame>
        <draw:frame presentation:style-name="pr5" draw:layer="layout" svg:width="25.5cm" svg:height="13cm" svg:x="0.932cm" svg:y="5.568cm" presentation:class="outline" presentation:user-transformed="true">
          <draw:text-box>
            <text:list text:style-name="L3">
              <text:list-item>
                <text:p><text:a xlink:href="http://www.reactivemanifesto.org/" xlink:type="simple">http://www.reactivemanifesto.org/</text:a></text:p>
              </text:list-item>
              <text:list-item>
                <text:p/>
              </text:list-item>
            </text:list>
            <text:list text:style-name="L1">
              <text:list-item>
                <text:p>Responsive</text:p>
              </text:list-item>
              <text:list-item>
                <text:p>Resilient</text:p>
              </text:list-item>
              <text:list-item>
                <text:p>Elastic</text:p>
              </text:list-item>
              <text:list-item>
                <text:p>Message Driv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ponsive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Focus on rapid and consistent response times</text:p>
              </text:list-item>
              <text:list-item>
                <text:p>Push based if pos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ilien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<text:span text:style-name="T1">Responsive on failure</text:span></text:p>
              </text:list-item>
              <text:list-item>
                <text:p><text:span text:style-name="T1">HA through Replication</text:span></text:p>
              </text:list-item>
              <text:list-item>
                <text:p><text:span text:style-name="T1">Isolation through failure contain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Elastic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<text:span text:style-name="T1">Scale on dema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Directives for actors:</text:p>
              <text:list text:style-name="L1">
                <text:list-item>
                  <text:p>Resume</text:p>
                </text:list-item>
                <text:list-item>
                  <text:p>Restart</text:p>
                </text:list-item>
                <text:list-item>
                  <text:p>Stop</text:p>
                </text:list-item>
                <text:list-item>
                  <text:p>Escalate</text:p>
                </text:list-item>
              </text:list>
              <text:p/>
            </draw:text-box>
          </draw:frame>
        </presentation:notes>
      </draw:page>
      <draw:page draw:name="page6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Message Driven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Actor Model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Receive Messages</text:span></text:p>
              </text:list-item>
              <text:list-item>
                <text:p><text:span text:style-name="T1">Send messages</text:span></text:p>
              </text:list-item>
              <text:list-item>
                <text:p><text:span text:style-name="T1">Create actors</text:span></text:p>
              </text:list-item>
              <text:list-item>
                <text:p><text:span text:style-name="T1">Specify behavior for fu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Actor Model (corollary)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Communicate using messages</text:span></text:p>
              </text:list-item>
              <text:list-item>
                <text:p><text:span text:style-name="T1">Contain state</text:span></text:p>
              </text:list-item>
              <text:list-item>
                <text:p><text:span text:style-name="T1">Contain processing</text:span></text:p>
              </text:list-item>
              <text:list-item>
                <text:p><text:span text:style-name="T1">Can change behavi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Akka actors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Embody actor model</text:span></text:p>
                <text:list>
                  <text:list-item>
                    <text:p><text:span text:style-name="T1">Act on messages</text:span></text:p>
                  </text:list-item>
                  <text:list-item>
                    <text:p><text:span text:style-name="T1">Contain state for application</text:span></text:p>
                  </text:list-item>
                  <text:list-item>
                    <text:p><text:span text:style-name="T1">Contain business logic</text:span></text:p>
                  </text:list-item>
                  <text:list-item>
                    <text:p><text:span text:style-name="T1">Can change behavior based on stimuli (state machine)</text:span></text:p>
                  </text:list-item>
                </text:list>
              </text:list-item>
              <text:list-item>
                <text:p><text:span text:style-name="T1">Enable resilience through supervision</text:span></text:p>
              </text:list-item>
              <text:list-item>
                <text:p><text:span text:style-name="T1">Communication async</text:span></text:p>
              </text:list-item>
              <text:list-item>
                <text:p><text:span text:style-name="T1">Elastic thru configu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Async communication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Send async</text:span></text:p>
              </text:list-item>
              <text:list-item>
                <text:p><text:span text:style-name="T1">Work on one message at a time</text:span></text:p>
              </text:list-item>
              <text:list-item>
                <text:p><text:span text:style-name="T1">Mailbox per ac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Supervision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Actors watch others</text:span></text:p>
              </text:list-item>
              <text:list-item>
                <text:p><text:span text:style-name="T1">Form hierarchies of watchers</text:span></text:p>
              </text:list-item>
              <text:list-item>
                <text:p><text:span text:style-name="T1">One-for-one</text:span></text:p>
              </text:list-item>
              <text:list-item>
                <text:p><text:span text:style-name="T1">All-for-one</text:span></text:p>
              </text:list-item>
              <text:list-item>
                <text:p><text:span text:style-name="T1">Custom strateg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Elasticity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Amdahl's law</text:span></text:p>
              </text:list-item>
              <text:list-item>
                <text:p><text:span text:style-name="T1">No shared state</text:span></text:p>
              </text:list-item>
              <text:list-item>
                <text:p><text:span text:style-name="T1">Scale up using local dispatchers</text:span></text:p>
              </text:list-item>
              <text:list-item>
                <text:p><text:span text:style-name="T1">Scale out using clustering</text:span></text:p>
              </text:list-item>
              <text:list-item>
                <text:p><text:span text:style-name="T1">(Optionally) Configuration driven</text:span></text:p>
              </text:list-item>
              <text:list-item>
                <text:p><text:span text:style-name="T1">Pub/Sub supp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Other features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Agents</text:span></text:p>
              </text:list-item>
              <text:list-item>
                <text:p><text:span text:style-name="T1">Location transparency</text:span></text:p>
              </text:list-item>
              <text:list-item>
                <text:p><text:span text:style-name="T1">Scaling within and across machines</text:span></text:p>
              </text:list-item>
              <text:list-item>
                <text:p><text:span text:style-name="T1">Event Sourc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Akka Streams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Implement reactive streams</text:span></text:p>
              </text:list-item>
              <text:list-item>
                <text:p><text:span text:style-name="T1"/></text:p>
              </text:list-item>
            </text:list>
            <text:list text:style-name="L3">
              <text:list-header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13:14:58.467539000</meta:creation-date>
    <meta:editing-duration>P2DT5H18M10S</meta:editing-duration>
    <meta:editing-cycles>14</meta:editing-cycles>
    <meta:generator>LibreOffice/4.4.0.3$MacOSX_X86_64 LibreOffice_project/de093506bcdc5fafd9023ee680b8c60e3e0645d7</meta:generator>
    <dc:date>2015-04-06T09:06:25.597384000</dc:date>
    <meta:document-statistic meta:object-count="93"/>
    <meta:template xlink:type="simple" xlink:actuate="onRequest" xlink:title="Alizarin" xlink:href="../../../../../../Applications/LibreOffice.app/Contents/Resources/template/common/presnt/Alizarin.otp" meta:date="2015-03-29T13:14:58.137461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